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2" style:family="graphic" style:parent-style-name="standard">
      <style:graphic-properties draw:stroke="solid" svg:stroke-width="0.081cm" svg:stroke-color="#ba131a" draw:marker-start-width="0.321cm" draw:marker-end-width="0.321cm" draw:fill="solid" draw:fill-color="#009598" draw:opacity="20%" draw:textarea-horizontal-align="justify" draw:textarea-vertical-align="middle" draw:auto-grow-height="false" fo:min-height="3.35cm" fo:min-width="3.1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width="0.081cm" svg:stroke-color="#ba131a" draw:marker-start-width="0.321cm" draw:marker-end-width="0.321cm" draw:fill="solid" draw:fill-color="#009598" draw:opacity="20%" draw:textarea-horizontal-align="justify" draw:textarea-vertical-align="middle" draw:auto-grow-height="false" fo:min-height="3.27cm" fo:min-width="3.02cm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solid" svg:stroke-width="0.081cm" svg:stroke-color="#ba131a" draw:marker-start-width="0.321cm" draw:marker-end-width="0.321cm" draw:fill="solid" draw:fill-color="#009598" draw:opacity="20%" draw:textarea-horizontal-align="justify" draw:textarea-vertical-align="middle" draw:auto-grow-height="false" fo:min-height="3.27cm" fo:min-width="3.02cm" fo:padding-top="0.165cm" fo:padding-bottom="0.165cm" fo:padding-left="0.29cm" fo:padding-right="0.29cm"/>
    </style:style>
    <style:style style:name="gr12" style:family="graphic" style:parent-style-name="standard">
      <style:graphic-properties draw:stroke="solid" svg:stroke-width="0.081cm" svg:stroke-color="#ba131a" draw:marker-start-width="0.321cm" draw:marker-end-width="0.321cm" draw:fill="solid" draw:fill-color="#e3d200" draw:opacity="20%" draw:textarea-horizontal-align="justify" draw:textarea-vertical-align="middle" draw:auto-grow-height="false" fo:min-height="2.07cm" fo:min-width="1.8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4" style:family="graphic" style:parent-style-name="standard">
      <style:graphic-properties draw:stroke="none" svg:stroke-width="0.081cm" svg:stroke-color="#ba131a" draw:marker-start-width="0.321cm" draw:marker-end-width="0.321cm" draw:fill="solid" draw:fill-color="#e3d200" draw:opacity="20%" draw:textarea-horizontal-align="justify" draw:textarea-vertical-align="middle" draw:auto-grow-height="false" fo:min-height="2.07cm" fo:min-width="1.82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svg:stroke-color="#000000" draw:fill-color="#f9a870" draw:textarea-horizontal-align="justify" draw:textarea-vertical-align="middle" draw:auto-grow-height="false" fo:min-height="0.95cm" fo:min-width="0.7cm"/>
    </style:style>
    <style:style style:name="gr17" style:family="graphic" style:parent-style-name="standard">
      <style:graphic-properties svg:stroke-color="#000000" draw:fill-color="#fcc79b" draw:textarea-horizontal-align="justify" draw:textarea-vertical-align="middle" draw:auto-grow-height="false" fo:min-height="0.95cm" fo:min-width="0.7cm"/>
    </style:style>
    <style:style style:name="gr18" style:family="graphic" style:parent-style-name="standard">
      <style:graphic-properties svg:stroke-color="#000000" draw:fill-color="#8ccfb7" draw:textarea-horizontal-align="justify" draw:textarea-vertical-align="middle" draw:auto-grow-height="false" fo:min-height="0.95cm" fo:min-width="0.7cm"/>
    </style:style>
    <style:style style:name="gr19" style:family="graphic" style:parent-style-name="standard">
      <style:graphic-properties svg:stroke-color="#000000" draw:fill-color="#65c295" draw:textarea-horizontal-align="justify" draw:textarea-vertical-align="middle" draw:auto-grow-height="false" fo:min-height="0.95cm" fo:min-width="0.7cm"/>
    </style:style>
    <style:style style:name="gr20" style:family="graphic" style:parent-style-name="standard">
      <style:graphic-properties svg:stroke-color="#000000" draw:fill-color="#00b274" draw:textarea-horizontal-align="justify" draw:textarea-vertical-align="middle" draw:auto-grow-height="false" fo:min-height="0.95cm" fo:min-width="0.7cm"/>
    </style:style>
    <style:style style:name="gr21" style:family="graphic" style:parent-style-name="standard">
      <style:graphic-properties svg:stroke-color="#000000" draw:fill-color="#ce181e" draw:textarea-horizontal-align="justify" draw:textarea-vertical-align="middle" draw:auto-grow-height="false" fo:min-height="0.95cm" fo:min-width="0.7cm"/>
    </style:style>
    <style:style style:name="gr22" style:family="graphic" style:parent-style-name="standard">
      <style:graphic-properties svg:stroke-color="#000000" draw:fill-color="#cf3834" draw:textarea-horizontal-align="justify" draw:textarea-vertical-align="middle" draw:auto-grow-height="false" fo:min-height="0.95cm" fo:min-width="0.7cm"/>
    </style:style>
    <style:style style:name="gr23" style:family="graphic" style:parent-style-name="standard">
      <style:graphic-properties svg:stroke-color="#000000" draw:fill-color="#f3715a" draw:textarea-horizontal-align="justify" draw:textarea-vertical-align="middle" draw:auto-grow-height="false" fo:min-height="0.95cm" fo:min-width="0.7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9598" draw:opacity="20%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 draw:fill-color="#ffffff"/>
      <style:text-properties style:font-name="Times new roman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3d200" draw:opacity="20%"/>
      <style:paragraph-properties fo:text-align="center"/>
    </style:style>
    <style:style style:name="P10" style:family="paragraph">
      <loext:graphic-properties draw:fill-color="#f9a870"/>
      <style:paragraph-properties fo:text-align="center"/>
    </style:style>
    <style:style style:name="P11" style:family="paragraph">
      <loext:graphic-properties draw:fill-color="#fcc79b"/>
      <style:paragraph-properties fo:text-align="center"/>
    </style:style>
    <style:style style:name="P12" style:family="paragraph">
      <loext:graphic-properties draw:fill-color="#8ccfb7"/>
      <style:paragraph-properties fo:text-align="center"/>
    </style:style>
    <style:style style:name="P13" style:family="paragraph">
      <loext:graphic-properties draw:fill-color="#65c295"/>
      <style:paragraph-properties fo:text-align="center"/>
    </style:style>
    <style:style style:name="P14" style:family="paragraph">
      <loext:graphic-properties draw:fill-color="#00b274"/>
      <style:paragraph-properties fo:text-align="center"/>
    </style:style>
    <style:style style:name="P15" style:family="paragraph">
      <loext:graphic-properties draw:fill-color="#ce181e"/>
      <style:paragraph-properties fo:text-align="center"/>
    </style:style>
    <style:style style:name="P16" style:family="paragraph">
      <loext:graphic-properties draw:fill-color="#cf3834"/>
      <style:paragraph-properties fo:text-align="center"/>
    </style:style>
    <style:style style:name="P17" style:family="paragraph">
      <loext:graphic-properties draw:fill-color="#f3715a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2cm" svg:height="1.2cm" svg:x="2.2cm" svg:y="1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1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5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5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5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5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6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6.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7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7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7.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7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3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3.2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3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5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5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5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3.6cm" svg:x="2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cm" svg:height="1.187cm" svg:x="10cm" svg:y="4.6cm">
          <draw:text-box>
            <text:p><text:span text:style-name="T1">*</text:span></text:p>
          </draw:text-box>
        </draw:frame>
        <draw:frame draw:style-name="gr4" draw:text-style-name="P5" draw:layer="layout" svg:width="0.8cm" svg:height="1.195cm" svg:x="15.7cm" svg:y="4.601cm">
          <draw:text-box>
            <text:p><text:span text:style-name="T2">=</text:span></text:p>
          </draw:text-box>
        </draw:frame>
        <draw:frame draw:style-name="gr5" draw:text-style-name="P6" draw:layer="layout" svg:width="18cm" svg:height="1.657cm" svg:x="4.8cm" svg:y="9.4cm">
          <draw:text-box>
            <text:p><text:span text:style-name="T3">I</text:span><text:span text:style-name="T3">m</text:span><text:span text:style-name="T3">ag</text:span><text:span text:style-name="T3">e <text:s text:c="2"/></text:span><text:span text:style-name="T3"><text:s text:c="5"/></text:span><text:span text:style-name="T3"><text:s text:c="4"/></text:span><text:span text:style-name="T3"><text:tab/></text:span><text:span text:style-name="T3"><text:tab/></text:span><text:span text:style-name="T3">* <text:s text:c="2"/></text:span><text:span text:style-name="T3">K</text:span><text:span text:style-name="T3">er</text:span><text:span text:style-name="T3">ne</text:span><text:span text:style-name="T3">l/</text:span><text:span text:style-name="T3">Fi</text:span><text:span text:style-name="T3">lte</text:span><text:span text:style-name="T3">r</text:span><text:span text:style-name="T3"><text:tab/></text:span><text:span text:style-name="T3"><text:tab/></text:span><text:span text:style-name="T3"><text:tab/></text:span><text:span text:style-name="T3">R</text:span><text:span text:style-name="T3">es</text:span><text:span text:style-name="T3">ult</text:span><text:span text:style-name="T3">in</text:span><text:span text:style-name="T3">g </text:span><text:span text:style-name="T3">im</text:span><text:span text:style-name="T3">ag</text:span><text:span text:style-name="T3">e</text:span></text:p>
            <text:p><text:span text:style-name="T3"><text:tab/></text:span><text:span text:style-name="T3"><text:tab/></text:span><text:span text:style-name="T3"><text:tab/></text:span><text:span text:style-name="T3"> </text:span><text:span text:style-name="T3">(H</text:span><text:span text:style-name="T3">or</text:span><text:span text:style-name="T3">iz</text:span><text:span text:style-name="T3">on</text:span><text:span text:style-name="T3">tal </text:span><text:span text:style-name="T3">ed</text:span><text:span text:style-name="T3">ge </text:span><text:span text:style-name="T3">de</text:span><text:span text:style-name="T3">te</text:span><text:span text:style-name="T3">cti</text:span><text:span text:style-name="T3">on</text:span><text:span text:style-name="T3">)</text:span></text:p>
          </draw:text-box>
        </draw:frame>
        <draw:custom-shape draw:style-name="gr1" draw:text-style-name="P2" draw:layer="layout" svg:width="1.2cm" svg:height="1.2cm" svg:x="17.2cm" svg:y="2.8cm">
          <text:p text:style-name="P1">-1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8.4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2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2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8.4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4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8.4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5.2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2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8.4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8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8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6cm" svg:height="3.095cm" svg:x="1cm" svg:y="12.101cm">
          <draw:text-box>
            <text:p>Perform element-wise multiplication between the kernel and the corresponding 3x3 region of the image.</text:p>
            <text:p>Sum up the results of the element-wise multiplication to get the value of the corresponding pixel in the output image.</text:p>
          </draw:text-box>
        </draw:frame>
        <draw:custom-shape draw:style-name="gr8" draw:text-style-name="P3" draw:layer="layout" svg:width="3.6cm" svg:height="3.6cm" svg:x="11.1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2cm" svg:height="1.2cm" svg:x="2.2cm" svg:y="1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1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5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5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5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5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6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6.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7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7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7.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7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3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3.2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3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5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5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5.6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cm" svg:height="1.187cm" svg:x="10cm" svg:y="4.6cm">
          <draw:text-box>
            <text:p><text:span text:style-name="T1">*</text:span></text:p>
          </draw:text-box>
        </draw:frame>
        <draw:frame draw:style-name="gr4" draw:text-style-name="P5" draw:layer="layout" svg:width="0.8cm" svg:height="1.195cm" svg:x="15.7cm" svg:y="4.601cm">
          <draw:text-box>
            <text:p><text:span text:style-name="T2">=</text:span></text:p>
          </draw:text-box>
        </draw:frame>
        <draw:frame draw:style-name="gr5" draw:text-style-name="P6" draw:layer="layout" svg:width="18cm" svg:height="1.657cm" svg:x="4.8cm" svg:y="9.4cm">
          <draw:text-box>
            <text:p><text:span text:style-name="T3">I</text:span><text:span text:style-name="T3">m</text:span><text:span text:style-name="T3">ag</text:span><text:span text:style-name="T3">e <text:s text:c="2"/></text:span><text:span text:style-name="T3"><text:s text:c="5"/></text:span><text:span text:style-name="T3"><text:s text:c="4"/></text:span><text:span text:style-name="T3"><text:tab/></text:span><text:span text:style-name="T3"><text:tab/></text:span><text:span text:style-name="T3">* <text:s text:c="2"/></text:span><text:span text:style-name="T3">K</text:span><text:span text:style-name="T3">er</text:span><text:span text:style-name="T3">ne</text:span><text:span text:style-name="T3">l/</text:span><text:span text:style-name="T3">Fi</text:span><text:span text:style-name="T3">lte</text:span><text:span text:style-name="T3">r</text:span><text:span text:style-name="T3"><text:tab/></text:span><text:span text:style-name="T3"><text:tab/></text:span><text:span text:style-name="T3"><text:tab/></text:span><text:span text:style-name="T3">R</text:span><text:span text:style-name="T3">es</text:span><text:span text:style-name="T3">ult</text:span><text:span text:style-name="T3">in</text:span><text:span text:style-name="T3">g </text:span><text:span text:style-name="T3">im</text:span><text:span text:style-name="T3">ag</text:span><text:span text:style-name="T3">e</text:span></text:p>
            <text:p><text:span text:style-name="T3"><text:tab/></text:span><text:span text:style-name="T3"><text:tab/></text:span><text:span text:style-name="T3"><text:tab/></text:span><text:span text:style-name="T3"> </text:span><text:span text:style-name="T3">(H</text:span><text:span text:style-name="T3">or</text:span><text:span text:style-name="T3">iz</text:span><text:span text:style-name="T3">on</text:span><text:span text:style-name="T3">tal </text:span><text:span text:style-name="T3">ed</text:span><text:span text:style-name="T3">ge </text:span><text:span text:style-name="T3">de</text:span><text:span text:style-name="T3">te</text:span><text:span text:style-name="T3">cti</text:span><text:span text:style-name="T3">on</text:span><text:span text:style-name="T3">)</text:span></text:p>
          </draw:text-box>
        </draw:frame>
        <draw:custom-shape draw:style-name="gr1" draw:text-style-name="P2" draw:layer="layout" svg:width="1.2cm" svg:height="1.2cm" svg:x="17.2cm" svg:y="2.8cm">
          <text:p text:style-name="P1">-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8.4cm" svg:y="2.8cm">
          <text:p text:style-name="P1">-2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2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2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8.4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4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2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8.4cm" svg:y="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5.2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2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8.4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.6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8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8cm" svg:y="2.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6cm" svg:height="1.673cm" svg:x="1cm" svg:y="12.102cm">
          <draw:text-box>
            <text:p>Stride: <text:s/>"stride" refers to the number of pixels by which the convolutional kernel is shifted over the input image when performing the convolution operation.</text:p>
          </draw:text-box>
        </draw:frame>
        <draw:custom-shape draw:style-name="gr11" draw:text-style-name="P3" draw:layer="layout" svg:width="3.6cm" svg:height="3.6cm" svg:x="3.4cm" svg:y="1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cm" svg:height="3.6cm" svg:x="11.1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2cm" svg:height="1.2cm" svg:x="2.2cm" svg:y="1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1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5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5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5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5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6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6.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7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7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7.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7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3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3.2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3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4.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1.1cm" svg:y="5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2.3cm" svg:y="5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3.5cm" svg:y="5.6cm">
          <text:p text:style-name="P1">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cm" svg:height="1.187cm" svg:x="10cm" svg:y="4.6cm">
          <draw:text-box>
            <text:p><text:span text:style-name="T1">*</text:span></text:p>
          </draw:text-box>
        </draw:frame>
        <draw:frame draw:style-name="gr4" draw:text-style-name="P5" draw:layer="layout" svg:width="0.8cm" svg:height="1.195cm" svg:x="15.7cm" svg:y="4.601cm">
          <draw:text-box>
            <text:p><text:span text:style-name="T2">=</text:span></text:p>
          </draw:text-box>
        </draw:frame>
        <draw:frame draw:style-name="gr5" draw:text-style-name="P6" draw:layer="layout" svg:width="18cm" svg:height="1.657cm" svg:x="4.8cm" svg:y="9.4cm">
          <draw:text-box>
            <text:p><text:span text:style-name="T3">I</text:span><text:span text:style-name="T3">m</text:span><text:span text:style-name="T3">ag</text:span><text:span text:style-name="T3">e <text:s text:c="2"/></text:span><text:span text:style-name="T3"><text:s text:c="5"/></text:span><text:span text:style-name="T3"><text:s text:c="4"/></text:span><text:span text:style-name="T3"><text:tab/></text:span><text:span text:style-name="T3"><text:tab/></text:span><text:span text:style-name="T3">* <text:s text:c="2"/></text:span><text:span text:style-name="T3">K</text:span><text:span text:style-name="T3">er</text:span><text:span text:style-name="T3">ne</text:span><text:span text:style-name="T3">l/</text:span><text:span text:style-name="T3">Fi</text:span><text:span text:style-name="T3">lte</text:span><text:span text:style-name="T3">r</text:span><text:span text:style-name="T3"><text:tab/></text:span><text:span text:style-name="T3"><text:tab/></text:span><text:span text:style-name="T3"><text:tab/></text:span><text:span text:style-name="T3">R</text:span><text:span text:style-name="T3">es</text:span><text:span text:style-name="T3">ult</text:span><text:span text:style-name="T3">in</text:span><text:span text:style-name="T3">g </text:span><text:span text:style-name="T3">im</text:span><text:span text:style-name="T3">ag</text:span><text:span text:style-name="T3">e</text:span></text:p>
            <text:p><text:span text:style-name="T3"><text:tab/></text:span><text:span text:style-name="T3"><text:tab/></text:span><text:span text:style-name="T3"><text:tab/></text:span><text:span text:style-name="T3"> </text:span><text:span text:style-name="T3">(H</text:span><text:span text:style-name="T3">or</text:span><text:span text:style-name="T3">iz</text:span><text:span text:style-name="T3">on</text:span><text:span text:style-name="T3">tal </text:span><text:span text:style-name="T3">ed</text:span><text:span text:style-name="T3">ge </text:span><text:span text:style-name="T3">de</text:span><text:span text:style-name="T3">te</text:span><text:span text:style-name="T3">cti</text:span><text:span text:style-name="T3">on</text:span><text:span text:style-name="T3">)</text:span></text:p>
          </draw:text-box>
        </draw:frame>
        <draw:custom-shape draw:style-name="gr1" draw:text-style-name="P2" draw:layer="layout" svg:width="1.2cm" svg:height="1.2cm" svg:x="17.2cm" svg:y="2.8cm">
          <text:p text:style-name="P1">-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8.4cm" svg:y="2.8cm">
          <text:p text:style-name="P1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.6cm" svg:y="2.8cm">
          <text:p text:style-name="P1">-4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2.8cm">
          <text:p text:style-name="P1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7.2cm" svg:y="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8.4cm" svg:y="4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.6cm" svg:y="4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4cm">
          <text:p text:style-name="P1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7.2cm" svg:y="5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8.4cm" svg:y="5.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.6cm" svg:y="5.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5.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7.2cm" svg:y="6.4cm">
          <text:p text:style-name="P1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8.4cm" svg:y="6.4cm">
          <text:p text:style-name="P1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.6cm" svg:y="6.4cm">
          <text:p text:style-name="P1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8cm" svg:y="6.4cm">
          <text:p text:style-name="P1">5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6cm" svg:height="1.673cm" svg:x="1cm" svg:y="12.102cm">
          <draw:text-box>
            <text:p>Stride: <text:s/>"stride" refers to the number of pixels by which the convolutional kernel is shifted over the input image when performing the convolution operation.</text:p>
          </draw:text-box>
        </draw:frame>
        <draw:custom-shape draw:style-name="gr8" draw:text-style-name="P3" draw:layer="layout" svg:width="3.6cm" svg:height="3.6cm" svg:x="11.1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1.2cm" svg:height="1.2cm" svg:x="2.2cm" svg:y="1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1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5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5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5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5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6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6.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7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7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7.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7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1.9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3.1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1.9cm" svg:y="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4cm" svg:height="2.4cm" svg:x="2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cm" svg:height="1.187cm" svg:x="10cm" svg:y="4.6cm">
          <draw:text-box>
            <text:p><text:span text:style-name="T1">*</text:span></text:p>
          </draw:text-box>
        </draw:frame>
        <draw:frame draw:style-name="gr4" draw:text-style-name="P5" draw:layer="layout" svg:width="0.8cm" svg:height="1.195cm" svg:x="15.7cm" svg:y="4.601cm">
          <draw:text-box>
            <text:p><text:span text:style-name="T2">=</text:span></text:p>
          </draw:text-box>
        </draw:frame>
        <draw:frame draw:style-name="gr13" draw:text-style-name="P6" draw:layer="layout" svg:width="18cm" svg:height="0.954cm" svg:x="4.8cm" svg:y="9.4cm">
          <draw:text-box>
            <text:p><text:span text:style-name="T3">I</text:span><text:span text:style-name="T3">m</text:span><text:span text:style-name="T3">ag</text:span><text:span text:style-name="T3">e <text:s text:c="2"/></text:span><text:span text:style-name="T3"><text:s text:c="5"/></text:span><text:span text:style-name="T3"><text:s text:c="4"/></text:span><text:span text:style-name="T3"><text:tab/></text:span><text:span text:style-name="T3"><text:tab/></text:span><text:span text:style-name="T3">* <text:s text:c="2"/></text:span><text:span text:style-name="T3">Po</text:span><text:span text:style-name="T3">oli</text:span><text:span text:style-name="T3">ng </text:span><text:span text:style-name="T3">wi</text:span><text:span text:style-name="T3">nd</text:span><text:span text:style-name="T3">o</text:span><text:span text:style-name="T3">w</text:span><text:span text:style-name="T3"><text:tab/></text:span><text:span text:style-name="T3"><text:tab/></text:span><text:span text:style-name="T3"><text:tab/></text:span><text:span text:style-name="T3">R</text:span><text:span text:style-name="T3">es</text:span><text:span text:style-name="T3">ult</text:span><text:span text:style-name="T3">in</text:span><text:span text:style-name="T3">g </text:span><text:span text:style-name="T3">im</text:span><text:span text:style-name="T3">ag</text:span><text:span text:style-name="T3">e</text:span></text:p>
          </draw:text-box>
        </draw:frame>
        <draw:custom-shape draw:style-name="gr1" draw:text-style-name="P2" draw:layer="layout" svg:width="1.2cm" svg:height="1.2cm" svg:x="17.8cm" svg:y="3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2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8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2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8cm" svg:y="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cm" svg:y="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2cm" svg:y="5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4cm" svg:height="2.4cm" svg:x="11.9cm" svg:y="3.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9.6cm" svg:height="0.962cm" svg:x="2cm" svg:y="12.4cm">
          <draw:text-box>
            <text:p>2x2 max pooling: Find maximum value within window. Stride 2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1.2cm" svg:height="1.2cm" svg:x="2.2cm" svg:y="1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1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5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5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5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5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6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6.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7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7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7.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7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1.9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3.1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1.9cm" svg:y="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4cm" svg:height="2.4cm" svg:x="4.6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cm" svg:height="1.187cm" svg:x="10cm" svg:y="4.6cm">
          <draw:text-box>
            <text:p><text:span text:style-name="T1">*</text:span></text:p>
          </draw:text-box>
        </draw:frame>
        <draw:frame draw:style-name="gr4" draw:text-style-name="P5" draw:layer="layout" svg:width="0.8cm" svg:height="1.195cm" svg:x="15.7cm" svg:y="4.601cm">
          <draw:text-box>
            <text:p><text:span text:style-name="T2">=</text:span></text:p>
          </draw:text-box>
        </draw:frame>
        <draw:frame draw:style-name="gr5" draw:text-style-name="P6" draw:layer="layout" svg:width="18cm" svg:height="1.657cm" svg:x="4.8cm" svg:y="9.4cm">
          <draw:text-box>
            <text:p><text:span text:style-name="T3">I</text:span><text:span text:style-name="T3">m</text:span><text:span text:style-name="T3">ag</text:span><text:span text:style-name="T3">e <text:s text:c="2"/></text:span><text:span text:style-name="T3"><text:s text:c="5"/></text:span><text:span text:style-name="T3"><text:s text:c="4"/></text:span><text:span text:style-name="T3"><text:tab/></text:span><text:span text:style-name="T3"><text:tab/></text:span><text:span text:style-name="T3">* <text:s text:c="2"/></text:span><text:span text:style-name="T3">Po</text:span><text:span text:style-name="T3">oli</text:span><text:span text:style-name="T3">ng </text:span><text:span text:style-name="T3">wi</text:span><text:span text:style-name="T3">nd</text:span><text:span text:style-name="T3">o</text:span><text:span text:style-name="T3">w</text:span><text:span text:style-name="T3"><text:tab/></text:span><text:span text:style-name="T3"><text:tab/></text:span><text:span text:style-name="T3"><text:tab/></text:span><text:span text:style-name="T3">R</text:span><text:span text:style-name="T3">es</text:span><text:span text:style-name="T3">ult</text:span><text:span text:style-name="T3">in</text:span><text:span text:style-name="T3">g </text:span><text:span text:style-name="T3">im</text:span><text:span text:style-name="T3">ag</text:span><text:span text:style-name="T3">e</text:span></text:p>
            <text:p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 <text:s text:c="4"/></text:span><text:span text:style-name="T3"><text:s/></text:span><text:span text:style-name="T3">(</text:span><text:span text:style-name="T3">M</text:span><text:span text:style-name="T3">ax </text:span><text:span text:style-name="T3">po</text:span><text:span text:style-name="T3">oli</text:span><text:span text:style-name="T3">ng</text:span><text:span text:style-name="T3">)</text:span></text:p>
          </draw:text-box>
        </draw:frame>
        <draw:custom-shape draw:style-name="gr1" draw:text-style-name="P2" draw:layer="layout" svg:width="1.2cm" svg:height="1.2cm" svg:x="17.8cm" svg:y="3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cm" svg:y="3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2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8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2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7.8cm" svg:y="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9cm" svg:y="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20.2cm" svg:y="5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4cm" svg:height="2.4cm" svg:x="11.9cm" svg:y="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1.2cm" svg:height="1.2cm" svg:x="2.2cm" svg:y="1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1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4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5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5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5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5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5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6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6.6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.2cm" svg:y="7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3.4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4.6cm" svg:y="7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7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7.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7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1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1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1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5.8cm" svg:y="4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7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8.2cm" svg:y="4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1.9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3.1cm" svg:y="3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1.9cm" svg:y="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cm" svg:height="1.2cm" svg:x="13.1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cm" svg:height="1.187cm" svg:x="10cm" svg:y="4.6cm">
          <draw:text-box>
            <text:p><text:span text:style-name="T1">*</text:span></text:p>
          </draw:text-box>
        </draw:frame>
        <draw:frame draw:style-name="gr4" draw:text-style-name="P5" draw:layer="layout" svg:width="0.8cm" svg:height="1.195cm" svg:x="15.7cm" svg:y="4.601cm">
          <draw:text-box>
            <text:p><text:span text:style-name="T2">=</text:span></text:p>
          </draw:text-box>
        </draw:frame>
        <draw:frame draw:style-name="gr5" draw:text-style-name="P6" draw:layer="layout" svg:width="18cm" svg:height="1.657cm" svg:x="4.8cm" svg:y="9.4cm">
          <draw:text-box>
            <text:p><text:span text:style-name="T3">I</text:span><text:span text:style-name="T3">m</text:span><text:span text:style-name="T3">ag</text:span><text:span text:style-name="T3">e <text:s text:c="2"/></text:span><text:span text:style-name="T3"><text:s text:c="5"/></text:span><text:span text:style-name="T3"><text:s text:c="4"/></text:span><text:span text:style-name="T3"><text:tab/></text:span><text:span text:style-name="T3"><text:tab/></text:span><text:span text:style-name="T3">* <text:s text:c="2"/></text:span><text:span text:style-name="T3">Po</text:span><text:span text:style-name="T3">oli</text:span><text:span text:style-name="T3">ng </text:span><text:span text:style-name="T3">wi</text:span><text:span text:style-name="T3">nd</text:span><text:span text:style-name="T3">o</text:span><text:span text:style-name="T3">w</text:span><text:span text:style-name="T3"><text:tab/></text:span><text:span text:style-name="T3"><text:tab/></text:span><text:span text:style-name="T3"><text:tab/></text:span><text:span text:style-name="T3">R</text:span><text:span text:style-name="T3">es</text:span><text:span text:style-name="T3">ult</text:span><text:span text:style-name="T3">in</text:span><text:span text:style-name="T3">g </text:span><text:span text:style-name="T3">im</text:span><text:span text:style-name="T3">ag</text:span><text:span text:style-name="T3">e</text:span></text:p>
            <text:p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 <text:s text:c="4"/></text:span><text:span text:style-name="T3"><text:s/></text:span><text:span text:style-name="T3">(</text:span><text:span text:style-name="T3">M</text:span><text:span text:style-name="T3">ax </text:span><text:span text:style-name="T3">po</text:span><text:span text:style-name="T3">oli</text:span><text:span text:style-name="T3">ng</text:span><text:span text:style-name="T3">)</text:span></text:p>
          </draw:text-box>
        </draw:frame>
        <draw:custom-shape draw:style-name="gr1" draw:text-style-name="P2" draw:layer="layout" svg:width="1.2cm" svg:height="1.2cm" svg:x="17.8cm" svg:y="3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cm" svg:y="3.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2cm" svg:y="3.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7.8cm" svg:y="4.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cm" svg:y="4.6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2cm" svg:y="4.6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7.8cm" svg:y="5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19cm" svg:y="5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2cm" svg:x="20.2cm" svg:y="5.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4cm" svg:height="2.4cm" svg:x="11.9cm" svg:y="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6" draw:text-style-name="P10" draw:layer="layout" svg:width="1.2cm" svg:height="1.2cm" svg:x="2.2cm" svg:y="1.8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2cm" svg:height="1.2cm" svg:x="3.4cm" svg:y="1.8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2cm" svg:height="1.2cm" svg:x="4.6cm" svg:y="1.8cm"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.2cm" svg:x="2.2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.2cm" svg:x="3.4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2cm" svg:height="1.2cm" svg:x="4.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cm" svg:height="1.2cm" svg:x="2.2cm" svg:y="4.2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2cm" svg:height="1.2cm" svg:x="3.4cm" svg:y="4.2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2cm" svg:height="1.2cm" svg:x="4.6cm" svg:y="4.2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2cm" svg:height="1.2cm" svg:x="9.4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2cm" svg:height="1.2cm" svg:x="10.6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2cm" svg:height="1.2cm" svg:x="11.8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.2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.2cm" svg:x="14.2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.2cm" svg:height="1.2cm" svg:x="15.4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2cm" svg:height="1.2cm" svg:x="16.6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2cm" svg:height="1.2cm" svg:x="17.8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.2cm" svg:height="1.2cm" svg:x="19cm" svg:y="3cm">
          <text:p/>
          <draw:enhanced-geometry svg:viewBox="0 0 21600 21600" draw:type="rectangle" draw:enhanced-path="M 0 0 L 21600 0 21600 21600 0 21600 0 0 Z N"/>
        </draw:custom-shape>
        <draw:line draw:style-name="gr24" draw:text-style-name="P18" draw:layer="layout" svg:x1="6cm" svg:y1="3.6cm" svg:x2="9cm" svg:y2="3.6cm">
          <text:p/>
        </draw:line>
        <draw:frame draw:style-name="gr13" draw:text-style-name="P6" draw:layer="layout" svg:width="18cm" svg:height="0.954cm" svg:x="3cm" svg:y="5.846cm">
          <draw:text-box>
            <text:p><text:span text:style-name="T3">I</text:span><text:span text:style-name="T3">m</text:span><text:span text:style-name="T3">ag</text:span><text:span text:style-name="T3">e <text:s text:c="2"/></text:span><text:span text:style-name="T3"><text:s text:c="5"/></text:span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<text:s/></text:span><text:span text:style-name="T3">fe</text:span><text:span text:style-name="T3">at</text:span><text:span text:style-name="T3">ur</text:span><text:span text:style-name="T3">e </text:span><text:span text:style-name="T3">ve</text:span><text:span text:style-name="T3">ct</text:span><text:span text:style-name="T3">o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3-17T16:49:32.330810397</meta:creation-date>
    <dc:date>2024-03-18T13:50:05.742344764</dc:date>
    <meta:editing-duration>PT2H40M18S</meta:editing-duration>
    <meta:editing-cycles>3</meta:editing-cycles>
    <meta:generator>LibreOffice/6.0.7.3$Linux_X86_64 LibreOffice_project/00m0$Build-3</meta:generator>
    <meta:document-statistic meta:object-count="473"/>
  </office:meta>
</office:document-meta>
</file>